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6.85cm" fo:min-width="11.6cm"/>
    </style:style>
    <style:style style:name="gr2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7.706cm" fo:min-width="2.752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2.549cm"/>
      <style:paragraph-properties style:writing-mode="lr-tb"/>
    </style:style>
    <style:style style:name="gr5" style:family="graphic" style:parent-style-name="standard">
      <style:graphic-properties draw:stroke="none" draw:fill="none" fo:min-height="2.643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0.949cm"/>
      <style:paragraph-properties style:writing-mode="lr-tb"/>
    </style:style>
    <style:style style:name="gr8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7.712cm" fo:min-width="2.752cm"/>
    </style:style>
    <style:style style:name="gr9" style:family="graphic" style:parent-style-name="standard">
      <style:graphic-properties draw:stroke="none" draw:fill="none" fo:min-height="1.04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cm" svg:height="7.1cm" svg:x="4.395cm" svg:y="2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52cm" svg:height="7.956cm" draw:transform="rotate (0.470017167562073) translate (1.5cm 3.673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171cm" svg:height="0.963cm" svg:x="3.117cm" svg:y="4.494cm">
          <draw:text-box>
            <text:p>dz</text:p>
          </draw:text-box>
        </draw:frame>
        <draw:frame draw:style-name="gr4" draw:text-style-name="P2" draw:layer="layout" svg:width="2.178cm" svg:height="2.799cm" svg:x="5.017cm" svg:y="8.294cm">
          <draw:text-box>
            <text:p>alx0</text:p>
          </draw:text-box>
        </draw:frame>
        <draw:frame draw:style-name="gr5" draw:text-style-name="P2" draw:layer="layout" svg:width="2.178cm" svg:height="2.893cm" svg:x="4.417cm" svg:y="4.5cm">
          <draw:text-box>
            <text:p>°ax0</text:p>
          </draw:text-box>
        </draw:frame>
        <draw:frame draw:style-name="gr4" draw:text-style-name="P2" draw:layer="layout" svg:width="2.178cm" svg:height="2.799cm" svg:x="6.517cm" svg:y="9.295cm">
          <draw:text-box>
            <text:p>°ax0</text:p>
          </draw:text-box>
        </draw:frame>
        <draw:frame draw:style-name="gr4" draw:text-style-name="P2" draw:layer="layout" svg:width="2.178cm" svg:height="2.799cm" svg:x="6.517cm" svg:y="9.296cm">
          <draw:text-box>
            <text:p>°ax0</text:p>
          </draw:text-box>
        </draw:frame>
        <draw:frame draw:style-name="gr4" draw:text-style-name="P2" draw:layer="layout" svg:width="2.178cm" svg:height="2.799cm" svg:x="5.922cm" svg:y="10.3cm">
          <draw:text-box>
            <text:p>dlx0</text:p>
          </draw:text-box>
        </draw:frame>
        <draw:line draw:style-name="gr6" draw:text-style-name="P3" draw:layer="layout" svg:x1="5.095cm" svg:y1="10.801cm" svg:x2="5.095cm" svg:y2="9.301cm">
          <text:p/>
        </draw:line>
        <draw:frame draw:style-name="gr4" draw:text-style-name="P2" draw:layer="layout" svg:width="2.178cm" svg:height="2.799cm" svg:x="6.295cm" svg:y="5.102cm">
          <draw:text-box>
            <text:p>dlz0</text:p>
          </draw:text-box>
        </draw:frame>
        <draw:frame draw:style-name="gr7" draw:text-style-name="P2" draw:layer="layout" svg:width="2.178cm" svg:height="1.199cm" svg:x="4.917cm" svg:y="9.301cm">
          <draw:text-box>
            <text:p>dlz02</text:p>
          </draw:text-box>
        </draw:frame>
        <draw:custom-shape draw:style-name="gr1" draw:text-style-name="P1" draw:layer="layout" svg:width="12.1cm" svg:height="7.1cm" svg:x="4.396cm" svg:y="13.7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52cm" svg:height="7.962cm" draw:transform="skewX (7.19066980987095E-017) rotate (-0.473856891916461) translate (5.233cm 12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171cm" svg:height="0.963cm" svg:x="3.118cm" svg:y="16.686cm">
          <draw:text-box>
            <text:p>dz</text:p>
          </draw:text-box>
        </draw:frame>
        <draw:frame draw:style-name="gr4" draw:text-style-name="P2" draw:layer="layout" svg:width="2.178cm" svg:height="2.799cm" svg:x="2cm" svg:y="19.701cm">
          <draw:text-box>
            <text:p>alx0</text:p>
          </draw:text-box>
        </draw:frame>
        <draw:frame draw:style-name="gr9" draw:text-style-name="P2" draw:layer="layout" svg:width="2.178cm" svg:height="1.293cm" svg:x="3.3cm" svg:y="15.507cm">
          <draw:text-box>
            <text:p>°ax0</text:p>
          </draw:text-box>
        </draw:frame>
        <draw:frame draw:style-name="gr4" draw:text-style-name="P2" draw:layer="layout" svg:width="2.178cm" svg:height="2.799cm" svg:x="0.322cm" svg:y="20.5cm">
          <draw:text-box>
            <text:p>°ax0</text:p>
          </draw:text-box>
        </draw:frame>
        <draw:line draw:style-name="gr6" draw:text-style-name="P3" draw:layer="layout" svg:x1="3.7cm" svg:y1="22.1cm" svg:x2="3.7cm" svg:y2="20.6cm">
          <text:p/>
        </draw:line>
        <draw:frame draw:style-name="gr4" draw:text-style-name="P2" draw:layer="layout" svg:width="2.178cm" svg:height="2.799cm" svg:x="6.296cm" svg:y="16.602cm">
          <draw:text-box>
            <text:p>dlz</text:p>
          </draw:text-box>
        </draw:frame>
        <draw:frame draw:style-name="gr4" draw:text-style-name="P2" draw:layer="layout" svg:width="1.9cm" svg:height="2.799cm" svg:x="2.8cm" svg:y="20.701cm">
          <draw:text-box>
            <text:p>dlz2</text:p>
          </draw:text-box>
        </draw:frame>
        <draw:frame draw:style-name="gr4" draw:text-style-name="P2" draw:layer="layout" svg:width="2.178cm" svg:height="2.799cm" svg:x="1.522cm" svg:y="21.501cm">
          <draw:text-box>
            <text:p>dlx</text:p>
          </draw:text-box>
        </draw:frame>
        <draw:line draw:style-name="gr6" draw:text-style-name="P3" draw:layer="layout" svg:x1="1cm" svg:y1="20.7cm" svg:x2="4.5cm" svg:y2="20.7cm">
          <text:p/>
        </draw:line>
        <draw:frame draw:style-name="gr4" draw:text-style-name="P2" draw:layer="layout" svg:width="2.4cm" svg:height="2.799cm" svg:x="5.2cm" svg:y="12.8cm">
          <draw:text-box>
            <text:p>dlz02</text:p>
          </draw:text-box>
        </draw:frame>
        <draw:line draw:style-name="gr6" draw:text-style-name="P3" draw:layer="layout" svg:x1="5.2cm" svg:y1="13.8cm" svg:x2="5.2cm" svg:y2="12.3cm">
          <text:p/>
        </draw:line>
        <draw:custom-shape draw:style-name="gr2" draw:text-style-name="P1" draw:layer="layout" svg:width="3.252cm" svg:height="7.956cm" draw:transform="rotate (-0.4923573819876) translate (16.461cm 2.2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178cm" svg:height="2.893cm" svg:x="15.5cm" svg:y="3.807cm">
          <draw:text-box>
            <text:p>°ax1</text:p>
          </draw:text-box>
        </draw:frame>
        <draw:frame draw:style-name="gr4" draw:text-style-name="P2" draw:layer="layout" svg:width="2.178cm" svg:height="2.799cm" svg:x="13.9cm" svg:y="8.4cm">
          <draw:text-box>
            <text:p>alx1</text:p>
          </draw:text-box>
        </draw:frame>
        <draw:frame draw:style-name="gr4" draw:text-style-name="P2" draw:layer="layout" svg:width="2.178cm" svg:height="2.799cm" svg:x="15.322cm" svg:y="9.5cm">
          <draw:text-box>
            <text:p>dlz12</text:p>
          </draw:text-box>
        </draw:frame>
        <draw:line draw:style-name="gr6" draw:text-style-name="P3" draw:layer="layout" svg:x1="15.6cm" svg:y1="10.8cm" svg:x2="15.6cm" svg:y2="9.3cm">
          <text:p/>
        </draw:line>
        <draw:frame draw:style-name="gr5" draw:text-style-name="P2" draw:layer="layout" svg:width="2.178cm" svg:height="2.893cm" svg:x="13.322cm" svg:y="9.3cm">
          <draw:text-box>
            <text:p>°ax1</text:p>
          </draw:text-box>
        </draw:frame>
        <draw:frame draw:style-name="gr4" draw:text-style-name="P2" draw:layer="layout" svg:width="2.178cm" svg:height="2.799cm" svg:x="5.922cm" svg:y="10.301cm">
          <draw:text-box>
            <text:p>dlx0</text:p>
          </draw:text-box>
        </draw:frame>
        <draw:frame draw:style-name="gr4" draw:text-style-name="P2" draw:layer="layout" svg:width="2.178cm" svg:height="2.799cm" svg:x="13.3cm" svg:y="10.201cm">
          <draw:text-box>
            <text:p>dlx1</text:p>
          </draw:text-box>
        </draw:frame>
        <draw:frame draw:style-name="gr4" draw:text-style-name="P2" draw:layer="layout" svg:width="2.178cm" svg:height="2.799cm" svg:x="13.322cm" svg:y="4.701cm">
          <draw:text-box>
            <text:p>dlz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1T08:16:40.324000000</meta:creation-date>
    <dc:date>2023-09-15T22:19:08.535000000</dc:date>
    <meta:editing-duration>P2DT6H16M45S</meta:editing-duration>
    <meta:editing-cycles>4</meta:editing-cycles>
    <meta:generator>LibreOffice/7.4.0.3$Windows_X86_64 LibreOffice_project/f85e47c08ddd19c015c0114a68350214f7066f5a</meta:generator>
    <meta:document-statistic meta:object-count="33"/>
  </office:meta>
</office:document-meta>
</file>